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Marker.Invocation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Marker.markVerified( List &lt; Invocation &gt; invocations , MatchableInvocation wan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Marker.markVerifiedInOrder( List &lt; Invocation &gt; chunk , MatchableInvocation wanted , InOr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Marker.markVerified( Invocation invocation , MatchableInvocation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